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3" draw:layer="layout" svg:width="7.496cm" svg:height="2.698cm" svg:x="12.426cm" svg:y="2.128cm">
          <text:p text:style-name="P1"><text:span text:style-name="T1">Yacas plugin</text:span></text:p>
          <text:p text:style-name="P2"><text:span text:style-name="T1">- Displays a console window.</text:span></text:p>
          <text:p text:style-name="P2"><text:span text:style-name="T1">- Buttons: run, stop, breakpoint, step.</text:span></text:p>
          <text:p text:style-name="P2"><text:span text:style-name="T1">- Listener interface.</text:span></text:p>
        </draw:rect>
        <draw:rect draw:style-name="gr1" draw:text-style-name="P3" draw:layer="layout" svg:width="7.315cm" svg:height="2.049cm" svg:x="12.321cm" svg:y="6.252cm">
          <text:p text:style-name="P1"><text:span text:style-name="T1">Mathrider plugin.</text:span></text:p>
        </draw:rect>
        <draw:rect draw:style-name="gr1" draw:text-style-name="P3" draw:layer="layout" svg:width="5.526cm" svg:height="2.049cm" svg:x="14.37cm" svg:y="11.7cm">
          <text:p text:style-name="P1"><text:span text:style-name="T1">Applet-based plugin.</text:span></text:p>
        </draw:rect>
        <draw:rect draw:style-name="gr2" draw:text-style-name="P4" draw:layer="layout" svg:width="10.194cm" svg:height="4.124cm" svg:x="9.857cm" svg:y="10.014cm">
          <text:p/>
        </draw:rect>
        <draw:rect draw:style-name="gr3" draw:text-style-name="P4" draw:layer="layout" svg:width="3.578cm" svg:height="1.323cm" svg:x="16.474cm" svg:y="10.013cm">
          <text:p text:style-name="P1">Applet context.</text:p>
        </draw:rect>
        <draw:rect draw:style-name="gr3" draw:text-style-name="P4" draw:layer="layout" svg:width="2.36cm" svg:height="1.011cm" svg:x="9.857cm" svg:y="10.375cm">
          <text:p text:style-name="P1">JSObject</text:p>
        </draw:rect>
        <draw:rect draw:style-name="gr3" draw:text-style-name="P4" draw:layer="layout" svg:width="3.606cm" svg:height="1.66cm" svg:x="9.856cm" svg:y="12.296cm">
          <text:p text:style-name="P1">JavaScipt API</text:p>
        </draw:rect>
        <draw:rect draw:style-name="gr3" draw:text-style-name="P4" draw:layer="layout" svg:width="2.905cm" svg:height="1.79cm" svg:x="6.951cm" svg:y="11.154cm">
          <text:p text:style-name="P1">Services</text:p>
          <text:p text:style-name="P1">API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Coleen</meta:initial-creator>
    <meta:creation-date>2008-03-05T15:12:47</meta:creation-date>
    <dc:creator>Coleen</dc:creator>
    <dc:date>2008-03-08T16:17:09</dc:date>
    <meta:editing-cycles>4</meta:editing-cycles>
    <meta:editing-duration>PT1H2M3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